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1" style:family="table-row">
      <style:table-row-properties style:min-row-height="0.811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6.806cm" table:align="margins"/>
    </style:style>
    <style:style style:name="Tabelle4.A" style:family="table-column">
      <style:table-column-properties style:column-width="16.806cm" style:rel-column-width="65535*"/>
    </style:style>
    <style:style style:name="Tabelle4.A1" style:family="table-cell">
      <style:table-cell-properties fo:padding="0.097cm" fo:border="0.05pt solid #000000"/>
    </style:style>
    <style:style style:name="Tabelle4" style:family="table">
      <style:table-properties style:width="16.806cm" table:align="margins"/>
    </style:style>
    <style:style style:name="Tabelle4.A" style:family="table-column">
      <style:table-column-properties style:column-width="16.806cm" style:rel-column-width="65535*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ourier New" officeooo:rsid="0013ee53" officeooo:paragraph-rsid="0013ee53"/>
    </style:style>
    <style:style style:name="P2" style:family="paragraph" style:parent-style-name="Text_20_body">
      <style:text-properties style:font-name="Courier New" officeooo:rsid="0013ee53" officeooo:paragraph-rsid="0013ee53"/>
    </style:style>
    <style:style style:name="P3" style:family="paragraph" style:parent-style-name="Text_20_body">
      <style:text-properties style:font-name="Courier New" officeooo:rsid="0013ee53"/>
    </style:style>
    <style:style style:name="P4" style:family="paragraph" style:parent-style-name="Standard">
      <style:text-properties style:font-name="Courier New" officeooo:rsid="00115d75" officeooo:paragraph-rsid="00115d75"/>
    </style:style>
    <style:style style:name="P5" style:family="paragraph" style:parent-style-name="Table_20_Contents">
      <style:text-properties style:font-name="Courier New" officeooo:rsid="00115d75" officeooo:paragraph-rsid="00115d75"/>
    </style:style>
    <style:style style:name="P6" style:family="paragraph" style:parent-style-name="Standard">
      <style:text-properties style:font-name="Courier New" fo:font-weight="normal" officeooo:rsid="00115d75" officeooo:paragraph-rsid="00115d75" style:font-weight-asian="normal" style:font-weight-complex="normal"/>
    </style:style>
    <style:style style:name="P7" style:family="paragraph" style:parent-style-name="Standard">
      <style:text-properties style:font-name="Courier New" fo:font-weight="normal" officeooo:rsid="00115d75" officeooo:paragraph-rsid="0013ee53" style:font-weight-asian="normal" style:font-weight-complex="normal"/>
    </style:style>
    <style:style style:name="P8" style:family="paragraph" style:parent-style-name="Table_20_Contents">
      <style:text-properties style:font-name="Courier New" fo:font-weight="normal" officeooo:rsid="0013ee53" officeooo:paragraph-rsid="0013ee53" style:font-weight-asian="normal" style:font-weight-complex="normal"/>
    </style:style>
    <style:style style:name="P9" style:family="paragraph" style:parent-style-name="Table_20_Contents">
      <style:text-properties style:font-name="Courier New" fo:font-weight="bold" officeooo:rsid="0013ee53" officeooo:paragraph-rsid="0013ee53" style:font-weight-asian="bold" style:font-weight-complex="bold"/>
    </style:style>
    <style:style style:name="P10" style:family="paragraph" style:parent-style-name="Table_20_Contents">
      <style:text-properties style:font-name="Courier New" fo:font-weight="bold" officeooo:rsid="0019b327" officeooo:paragraph-rsid="0019b327" style:font-weight-asian="bold" style:font-weight-complex="bold"/>
    </style:style>
    <style:style style:name="P11" style:family="paragraph" style:parent-style-name="Text_20_body">
      <style:text-properties style:font-name="Courier New" fo:font-weight="bold" officeooo:rsid="0019b327" officeooo:paragraph-rsid="0019b327" style:font-weight-asian="bold" style:font-weight-complex="bold"/>
    </style:style>
    <style:style style:name="P12" style:family="paragraph" style:parent-style-name="Standard">
      <style:text-properties style:font-name="Courier New" fo:font-style="italic" fo:font-weight="normal" officeooo:rsid="00115d75" officeooo:paragraph-rsid="00115d75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style:font-name="Courier New" style:text-underline-style="solid" style:text-underline-width="auto" style:text-underline-color="font-color" fo:font-weight="bold" officeooo:rsid="0013ee53" officeooo:paragraph-rsid="0013ee53" style:font-weight-asian="bold" style:font-weight-complex="bold"/>
    </style:style>
    <style:style style:name="P14" style:family="paragraph" style:parent-style-name="Text_20_body">
      <style:text-properties style:font-name="Courier New" style:text-underline-style="solid" style:text-underline-width="auto" style:text-underline-color="font-color" fo:font-weight="bold" officeooo:rsid="0013ee53" officeooo:paragraph-rsid="0013ee53" style:font-weight-asian="bold" style:font-weight-complex="bold"/>
    </style:style>
    <style:style style:name="P15" style:family="paragraph" style:parent-style-name="Table_20_Contents">
      <style:text-properties style:font-name="Courier New" style:text-underline-style="solid" style:text-underline-width="auto" style:text-underline-color="font-color" officeooo:rsid="00115d75" officeooo:paragraph-rsid="00155a97"/>
    </style:style>
    <style:style style:name="P16" style:family="paragraph" style:parent-style-name="Standard">
      <style:text-properties style:font-name="Courier New" fo:font-style="normal" fo:font-weight="normal" officeooo:rsid="00115d75" officeooo:paragraph-rsid="00115d75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style:font-name="Courier New" style:text-underline-style="none" fo:font-weight="normal" officeooo:rsid="0013ee53" officeooo:paragraph-rsid="0013ee53" style:font-weight-asian="normal" style:font-weight-complex="normal"/>
    </style:style>
    <style:style style:name="P18" style:family="paragraph" style:parent-style-name="Table_20_Contents">
      <style:text-properties style:font-name="Courier New" officeooo:rsid="00185b14" officeooo:paragraph-rsid="00185b14"/>
    </style:style>
    <style:style style:name="P19" style:family="paragraph" style:parent-style-name="Table_20_Contents">
      <style:text-properties style:font-name="Courier New" officeooo:rsid="0019b327" officeooo:paragraph-rsid="0019b327"/>
    </style:style>
    <style:style style:name="P20" style:family="paragraph" style:parent-style-name="Text_20_body">
      <style:text-properties officeooo:rsid="0019b327" officeooo:paragraph-rsid="0019b327"/>
    </style:style>
    <style:style style:name="P21" style:family="paragraph" style:parent-style-name="Text_20_body">
      <style:text-properties style:font-name="Courier New" style:text-underline-style="solid" style:text-underline-width="auto" style:text-underline-color="font-color" fo:font-weight="normal" officeooo:rsid="0019b327" officeooo:paragraph-rsid="0019b327" style:font-weight-asian="normal" style:font-weight-complex="normal"/>
    </style:style>
    <style:style style:name="P22" style:family="paragraph" style:parent-style-name="Heading_20_1">
      <style:text-properties style:font-name="Courier New"/>
    </style:style>
    <style:style style:name="P23" style:family="paragraph" style:parent-style-name="Heading_20_1">
      <style:text-properties style:font-name="Courier New" officeooo:rsid="0013ee53" officeooo:paragraph-rsid="0013ee53"/>
    </style:style>
    <style:style style:name="P24" style:family="paragraph" style:parent-style-name="Heading_20_1">
      <style:text-properties officeooo:rsid="0019b327" officeooo:paragraph-rsid="0019b327"/>
    </style:style>
    <style:style style:name="P25" style:family="paragraph" style:parent-style-name="Heading_20_2">
      <style:text-properties style:font-name="Courier New"/>
    </style:style>
    <style:style style:name="P26" style:family="paragraph" style:parent-style-name="Heading_20_3">
      <style:text-properties style:font-name="Courier New"/>
    </style:style>
    <style:style style:name="P27" style:family="paragraph" style:parent-style-name="Standard">
      <style:text-properties style:font-name="Courier New" fo:font-weight="bold" officeooo:rsid="00115d75" officeooo:paragraph-rsid="00115d75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15d75" officeooo:paragraph-rsid="001a0b7f" style:font-weight-asian="bold" style:font-weight-complex="bold"/>
    </style:style>
    <style:style style:name="P29" style:family="paragraph" style:parent-style-name="Standard">
      <style:text-properties style:font-name="Courier New" style:text-underline-style="solid" style:text-underline-width="auto" style:text-underline-color="font-color" fo:font-weight="normal" officeooo:rsid="001a0b7f" officeooo:paragraph-rsid="001a0b7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b7f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23a6e"/>
    </style:style>
    <style:style style:name="T5" style:family="text">
      <style:text-properties officeooo:rsid="0013ee53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6deb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a0b7f" style:font-weight-asian="normal" style:font-weight-complex="normal"/>
    </style:style>
    <style:style style:name="T11" style:family="text">
      <style:text-properties officeooo:rsid="00155a97"/>
    </style:style>
    <style:style style:name="T12" style:family="text">
      <style:text-properties officeooo:rsid="001a0b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eses Blatt soll helfen den Abenteuern eine Struktur zu geben. Es soll veranschaulichen, welche Formate was bedeuten.</text:p>
      <text:h text:style-name="P22" text:outline-level="1">Spielleiterinfo <text:span text:style-name="T11">(SLI)</text:span></text:h>
      <text:p text:style-name="P15">Spielleiterinfo (SLI) <text:span text:style-name="T11">[Name der SLI]</text:span>:</text:p>
      <table:table table:name="Tabelle1" table:style-name="Tabelle1">
        <table:table-column table:style-name="Tabelle1.A"/>
        <table:table-row table:style-name="TableLine2661005881696">
          <table:table-cell table:style-name="Tabelle1.A1" office:value-type="string">
            <text:p text:style-name="P5">Hintergrundinformationen für den Spielleiter. Nicht direkt für Spieler zugänglich. Kann nach eigenem Ermessen über angebotene Proben erlangt werden.</text:p>
          </table:table-cell>
        </table:table-row>
        <table:table-row table:style-name="TableLine2661005886048">
          <table:table-cell table:style-name="Tabelle1.A2" office:value-type="string">
            <text:p text:style-name="P18">Sollte eine SLI für die Spieler erhaltbar sein, kann in diesem Teil können Zusatzinformationen beschrieben werden die die Spieler dann nicht erhalten.</text:p>
          </table:table-cell>
        </table:table-row>
      </table:table>
      <text:p text:style-name="P6"/>
      <text:h text:style-name="P22" text:outline-level="1">Proben und Ereignisse</text:h>
      <text:h text:style-name="P25" text:outline-level="2">Probe</text:h>
      <text:p text:style-name="P7">Deutet auf eine Interaktion hin. Kann den Spielern angeboten werden oder als Reaktion auf eine Aktion der Spieler erfolgen. Bei Erfolg erfahren Spieler eine nachfolgende SLI.</text:p>
      <text:p text:style-name="P6">Kann mittels + erleichtert oder – erschwert werden. </text:p>
      <text:h text:style-name="P26" text:outline-level="3">Beispiel:</text:h>
      <text:p text:style-name="P6"/>
      <text:p text:style-name="P27">Probe [Umgebungswissen – 20]:<text:span text:style-name="T1"> </text:span><text:span text:style-name="T2">Die Spieler erhalten Wissen über </text:span><text:span text:style-name="T10">Das Versteck.</text:span></text:p>
      <text:p text:style-name="P29">Das Versteck</text:p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5">Ein Versteck ist in der Nähe.</text:p>
          </table:table-cell>
        </table:table-row>
      </table:table>
      <text:p text:style-name="P28"><text:span text:style-name="T1">‚Eine Probe auf Umgebungswissen um 20 erschwert.‘ </text:span></text:p>
      <text:h text:style-name="P25" text:outline-level="2">Ereignis</text:h>
      <text:p text:style-name="P2">Ein Ereignis tritt dann ein, wenn die Spieler irgendetwas bestimmtes machen. Zum Beispiel beim öffnen einer Tür, betätigen eines Schalters… usw.</text:p>
      <text:h text:style-name="P26" text:outline-level="3">Beispiel:</text:h>
      <text:p text:style-name="P14">Ereignis:<text:span text:style-name="T6"> </text:span><text:span text:style-name="T7">Ihr steht vor der</text:span><text:span text:style-name="T6"> Tür zum Hauptsaal</text:span></text:p>
      <table:table table:name="Tabelle3" table:style-name="Tabelle3">
        <table:table-column table:style-name="Tabelle3.A"/>
        <table:table-row table:style-name="TableLine2661005877616">
          <table:table-cell table:style-name="Tabelle3.A1" office:value-type="string">
            <text:p text:style-name="P1"><text:span text:style-name="T8">Öffnen:</text:span> Wird die Tür geöffnet folgt eine</text:p>
            <text:p text:style-name="P9">Probe[Geschicklichkeit]<text:span text:style-name="T1">: Eine Falle wurde ausgelöst, ausweichen?</text:span></text:p>
            <table:table table:name="Tabelle4" table:style-name="Tabelle4">
              <table:table-column table:style-name="Tabelle4.A"/>
              <table:table-row table:style-name="TableLine2661005881424">
                <table:table-cell table:style-name="Tabelle4.A1" office:value-type="string">
                  <text:p text:style-name="P13">Erfolgt:<text:span text:style-name="T6"> Alles Gut<text:line-break/></text:span>Misserfolg:<text:span text:style-name="T6"> Schaden 2W10</text:span></text:p>
                </table:table-cell>
              </table:table-row>
            </table:table>
            <text:p text:style-name="P8"/>
          </table:table-cell>
        </table:table-row>
      </table:table>
      <text:p text:style-name="P17"/>
      <text:h text:style-name="P22" text:outline-level="1">Beschreibungen und Einleitungen</text:h>
      <text:p text:style-name="P12">Beschreibung / Einleitung:<text:span text:style-name="T3"> Kann in der Regel 1 zu 1 vorgelesen werden. Ggf. sind Anpassungen an das Verhalten der Spieler </text:span><text:soft-page-break/><text:span text:style-name="T3">Notwendig. Soll die Umgebung oder Besondere Ereignisse Beschreiben. Möglichst selten verwenden.</text:span></text:p>
      <text:p text:style-name="P16"/>
      <text:h text:style-name="P25" text:outline-level="2">Beispiel:</text:h>
      <text:p text:style-name="P12">Der vermoderte Hafen von Egelsfeld hat schon seit langem seine besten Zeiten hinter sich. <text:span text:style-name="T4">Die Hafengebäude halten so gerade noch zusammen und in nahezu jeder Ecke finden sich abscheuliche Überreste der Bewohner dieses Viertels […]</text:span></text:p>
      <text:p text:style-name="P12"/>
      <text:h text:style-name="P22" text:outline-level="1">Bereiche / <text:span text:style-name="T5">Orte</text:span></text:h>
      <text:p text:style-name="P3">Die Welt unterteilt sich meist in verschiedene Bereiche die unabhängig von einander bespielt werden. Diese Sollten mit Überschrift 1 gegliedert werden.</text:p>
      <text:h text:style-name="P23" text:outline-level="1">‚Ein Ort‘</text:h>
      <text:h text:style-name="P24" text:outline-level="1">SLI verlinken</text:h>
      <text:p text:style-name="P20">Spieler können durch verschiedene Aktionen auch SLI oder Ereignisse aktivieren. Dies erfolgt am besten durch das kennzeichnen dessen.</text:p>
      <text:h text:style-name="Heading_20_2" text:outline-level="2">Beispiel:</text:h>
      <text:p text:style-name="P11">Probe […]:</text:p>
      <table:table table:name="Tabelle5" table:style-name="Tabelle5">
        <table:table-column table:style-name="Tabelle5.A"/>
        <table:table-row table:style-name="TableLine2661005890944">
          <table:table-cell table:style-name="Tabelle5.A1" office:value-type="string">
            <text:p text:style-name="P10">Erfolg:<text:span text:style-name="T1"> Er informiert Euch über </text:span><text:span text:style-name="T9">der Gegenstand</text:span></text:p>
          </table:table-cell>
        </table:table-row>
      </table:table>
      <text:p text:style-name="Standard"/>
      <text:p text:style-name="P21">Der Gegestand:</text:p>
      <table:table table:name="Tabelle6" table:style-name="Tabelle6">
        <table:table-column table:style-name="Tabelle6.A"/>
        <table:table-row table:style-name="TableLine2661005880608">
          <table:table-cell table:style-name="Tabelle6.A1" office:value-type="string">
            <text:p text:style-name="P19">Infos zum Gegenstand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9T21:54:06.052000000</meta:creation-date>
    <dc:date>2023-07-16T00:26:26.631000000</dc:date>
    <meta:editing-duration>PT4H52M59S</meta:editing-duration>
    <meta:editing-cycles>6</meta:editing-cycles>
    <meta:generator>LibreOffice/7.2.2.2$Windows_X86_64 LibreOffice_project/02b2acce88a210515b4a5bb2e46cbfb63fe97d56</meta:generator>
    <meta:document-statistic meta:table-count="6" meta:image-count="0" meta:object-count="0" meta:page-count="2" meta:paragraph-count="35" meta:word-count="308" meta:character-count="2162" meta:non-whitespace-character-count="1885"/>
  </office:meta>
</office:document-meta>
</file>